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9A000000A7949CED0CF5F726A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2" text:anchor-type="paragraph" svg:x="-1.981cm" svg:y="0.661cm" svg:width="20.98cm" svg:height="4.001cm" draw:z-index="0"><draw:image xlink:href="Pictures/100002010000019A000000A7949CED0CF5F726A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9T19:44:43.953521274</meta:creation-date>
    <dc:date>2018-06-09T19:45:38.917089184</dc:date>
    <meta:editing-duration>PT55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